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color="#000000" fo:font-size="11pt" style:font-size-asian="11pt" style:font-size-complex="11pt"/>
    </style:style>
    <style:style style:name="P5" style:family="paragraph" style:parent-style-name="Standard">
      <style:text-properties fo:color="#000000" style:font-name="Liberation Serif" fo:font-size="11pt" fo:font-style="normal" style:font-name-asian="Liberation Serif" style:font-size-asian="11pt" style:font-style-asian="normal" style:font-size-complex="11pt" style:font-style-complex="normal"/>
    </style:style>
    <style:style style:name="P6" style:family="paragraph" style:parent-style-name="Standard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Text_20_body"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ext_20_body">
      <style:text-properties fo:color="#000000" fo:font-size="12pt" fo:font-style="normal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P11" style:family="paragraph" style:parent-style-name="Text_20_body">
      <style:text-properties fo:color="#000000" style:font-name="Liberation Serif" fo:font-size="12pt" fo:font-style="normal" style:font-name-asian="Liberation Serif" style:font-size-asian="12pt" style:font-style-asian="normal" style:font-size-complex="12pt" style:font-style-complex="normal"/>
    </style:style>
    <style:style style:name="P12" style:family="paragraph" style:parent-style-name="Text_20_body">
      <style:text-properties fo:color="#000000" style:font-name="Liberation Serif" fo:font-size="11pt" fo:font-style="normal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text-properties fo:color="#000000" style:font-name="Liberation Serif" fo:font-size="11pt" fo:font-style="italic" style:font-name-asian="Liberation Serif" style:font-size-asian="11pt" style:font-style-asian="italic" style:font-size-complex="11pt" style:font-style-complex="italic"/>
    </style:style>
    <style:style style:name="P14" style:family="paragraph" style:parent-style-name="Text_20_body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Heading_20_1">
      <style:paragraph-properties fo:text-align="center" style:justify-single-word="false"/>
      <style:text-properties fo:color="#000000" fo:font-size="17pt" style:font-size-asian="17pt" style:font-size-complex="17pt"/>
    </style:style>
    <style:style style:name="P17" style:family="paragraph" style:parent-style-name="Heading_20_2">
      <style:text-properties fo:color="#000000" fo:font-style="normal" style:font-style-asian="normal" style:font-style-complex="normal"/>
    </style:style>
    <style:style style:name="P18" style:family="paragraph" style:parent-style-name="Heading_20_2">
      <style:text-properties fo:font-style="normal" style:font-style-asian="normal" style:font-style-complex="normal"/>
    </style:style>
    <style:style style:name="P19" style:family="paragraph" style:parent-style-name="Heading_20_3">
      <style:text-properties fo:color="#000000" fo:font-size="12pt" fo:font-style="italic" style:font-size-asian="12pt" style:font-style-asian="italic" style:font-size-complex="12pt" style:font-style-complex="italic"/>
    </style:style>
    <style:style style:name="P20" style:family="paragraph" style:parent-style-name="Heading_20_3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T3" style:family="text">
      <style:text-properties fo:color="#000000" style:font-name="Liberation Serif" fo:font-size="12pt" style:font-name-asian="Liberation Serif" style:font-size-asian="12pt" style:font-size-complex="12pt"/>
    </style:style>
    <style:style style:name="T4" style:family="text">
      <style:text-properties fo:color="#000000" style:font-name="Liberation Serif" fo:font-size="11pt" fo:font-style="italic" style:font-name-asian="Liberation Serif" style:font-size-asian="11pt" style:font-style-asian="italic" style:font-size-complex="11pt" style:font-style-complex="italic"/>
    </style:style>
    <style:style style:name="T5" style:family="text">
      <style:text-properties fo:color="#000000" style:font-name="Liberation Serif" fo:font-size="11pt" style:font-name-asian="Liberation Serif" style:font-size-asian="11pt" style:font-size-complex="11pt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LUA在REDIS中使用的一些Sample</text:h>
      <text:p text:style-name="P3"/>
      <text:p text:style-name="P1"><text:a xlink:type="simple" xlink:href="mailto:Allen.Dou@hotmail.com"><text:span text:style-name="T1">Allen.Dou@hotmail.com</text:span></text:a></text:p>
      <text:p text:style-name="P1"><text:a xlink:type="simple" xlink:href="http://weibo.com/redisbird"><text:span text:style-name="T1">weibo.com/redisbird</text:span></text:a></text:p>
      <text:p text:style-name="P3"/>
      <text:h text:style-name="P17" text:outline-level="2">一. 使用cjson.decode对string解码 </text:h>
      <text:p text:style-name="P8">说明:<text:tab/>对val字符串进行json.decode.</text:p>
      <text:h text:style-name="P19" text:outline-level="3">1. Redis数据</text:h>
      <text:p text:style-name="P4"><text:tab/>redis 6379&gt; set str '{"foo":1, "bar":2, "baz":3}'</text:p>
      <text:p text:style-name="P2"/>
      <text:h text:style-name="P19" text:outline-level="3">2. Lua Script</text:h>
      <text:p text:style-name="P7"><text:tab/>if redis.call('exists',KEYS[1]) == 1 then --判断KEYS[1]是否存在 </text:p>
      <text:p text:style-name="P4"><text:tab/><text:tab/>return cjson.decode(redis.call('GET',KEYS[1]))[ARGV[1]] --返回json的ARGV[1]对应值 </text:p>
      <text:p text:style-name="P4"><text:tab/>else </text:p>
      <text:p text:style-name="P4"><text:tab/><text:tab/>return {err='key is not exist: '..KEYS[1]} end" --返回'key is not exist: '</text:p>
      <text:h text:style-name="P19" text:outline-level="3">3. How-to-Use</text:h>
      <text:p text:style-name="P4"><text:tab/>redis 6379&gt;Script load “lua脚本” </text:p>
      <text:p text:style-name="P4"><text:tab/>“8e75821a771bd55b033faeb36e4b45173878d717”</text:p>
      <text:p text:style-name="P4"/>
      <text:p text:style-name="P4"><text:tab/>redis 6379&gt;EVALSHA <text:s/>8e75821a771bd55b033faeb36e4b45173878d717 1 str foo</text:p>
      <text:p text:style-name="P4"><text:tab/>redis 6379&gt;(integer) 1</text:p>
      <text:p text:style-name="P4"/>
      <text:p text:style-name="P2"/>
      <text:h text:style-name="P18" text:outline-level="2">二. 多条件筛选交集</text:h>
      <text:p text:style-name="P14">说明:<text:tab/>对key1, key2进行条件查询, 使用zrange命令, 对两个查询结果提取交集.这个脚本可以实现简单的条件查询, 目前是两个条件, 可以增加到三个, 这会增加lua代码复杂度, 不建议使用太多条件. </text:p>
      <text:h text:style-name="P19" text:outline-level="3">1. Redis数据</text:h>
      <text:p text:style-name="P9"><text:tab/>Redis 6379&gt; zadd key1 1 val1 2 val2 3 val3 4 val4 5 val5 6 val6 </text:p>
      <text:p text:style-name="P9"><text:tab/>Redis 6379&gt; zadd key2 1 val1 2 val2 3 val3 4 val4 5 val5 6 val6</text:p>
      <text:p text:style-name="P2"/>
      <text:h text:style-name="P19" text:outline-level="3"><text:soft-page-break/>2. Lua Script</text:h>
      <text:p text:style-name="P5"><text:tab/>local set1 </text:p>
      <text:p text:style-name="P5"><text:tab/>local set2 </text:p>
      <text:p text:style-name="P5"><text:tab/>local ret={} </text:p>
      <text:p text:style-name="P5"><text:tab/>local i=1 </text:p>
      <text:p text:style-name="P5"><text:tab/>set1 = redis.call('zrange',KEYS[1],0,2) <text:s/>--按照score 获取key1的数据 </text:p>
      <text:p text:style-name="P5"><text:tab/>set2 = redis.call('zrange',KEYS[2],1,-1) --按照score 获取key2的数据 </text:p>
      <text:p text:style-name="P5"><text:tab/>for k1,v1 in pairs(set1) do </text:p>
      <text:p text:style-name="P5"><text:tab/><text:tab/>for k2,v2 in pairs(set2) do </text:p>
      <text:p text:style-name="P5"><text:tab/><text:tab/><text:tab/>if (v1 == v2) then <text:s text:c="3"/>--取交集</text:p>
      <text:p text:style-name="P5"><text:tab/><text:tab/><text:tab/><text:tab/>ret[i] = tostring(v1) </text:p>
      <text:p text:style-name="P5"><text:tab/><text:tab/><text:tab/><text:tab/>i = i+1 </text:p>
      <text:p text:style-name="P5"><text:tab/><text:tab/><text:tab/>end</text:p>
      <text:p text:style-name="P5"><text:tab/><text:tab/>end</text:p>
      <text:p text:style-name="P5"><text:tab/>end</text:p>
      <text:p text:style-name="P5"><text:tab/>return ret<text:tab/>--返回</text:p>
      <text:h text:style-name="P20" text:outline-level="3">3. How-to-Use</text:h>
      <text:p text:style-name="Text_20_body"><text:span text:style-name="T2"><text:tab/></text:span><text:span text:style-name="T4">redis 6379&gt;Script load “lua脚本” </text:span></text:p>
      <text:p text:style-name="P4"><text:tab/>“01fae7182dd2249db7a037f35960c4ac18ce87b1”</text:p>
      <text:p text:style-name="P4"/>
      <text:p text:style-name="P4"><text:tab/>redis 6379&gt;EVALSHA <text:s/>01fae7182dd2249db7a037f35960c4ac18ce87b1 2 key1 key2</text:p>
      <text:p text:style-name="P4"><text:tab/></text:p>
      <text:h text:style-name="P18" text:outline-level="2">三. 修改key的val, 但不改变key的过期时间</text:h>
      <text:p text:style-name="P12">说明:<text:tab/>RT.</text:p>
      <text:h text:style-name="P20" text:outline-level="3">1. Redis数据</text:h>
      <text:p text:style-name="P9"><text:tab/>redis 6379&gt; set key1 val1</text:p>
      <text:p text:style-name="P9"><text:tab/>redis 6379&gt; expire key1 1000</text:p>
      <text:p text:style-name="P6"/>
      <text:h text:style-name="P20" text:outline-level="3">2. Lua Script</text:h>
      <text:p text:style-name="P10"><text:tab/><text:span text:style-name="T6">EVAL " </text:span></text:p>
      <text:p text:style-name="P11"><text:tab/>local ttl = redis.call('ttl',KEYS[1]) --查询KEYS[1]的ttl</text:p>
      <text:p text:style-name="P11"><text:tab/>if ttl &gt; 0 <text:s/>then <text:tab/><text:tab/>--如果没有过期, 用setex设置val &amp; 过期时间</text:p>
      <text:p text:style-name="P11"><text:tab/><text:tab/>return redis.call('setex',KEYS[1],ttl,ARGV[1]) </text:p>
      <text:p text:style-name="P11"><text:tab/>end </text:p>
      <text:p text:style-name="P11"><text:tab/>return 'err' <text:tab/><text:tab/>--已经过期, 返回错误.</text:p>
      <text:p text:style-name="P11"><text:tab/>" </text:p>
      <text:p text:style-name="P11"><text:tab/>1 key1 newval1</text:p>
      <text:h text:style-name="P20" text:outline-level="3"><text:soft-page-break/>3. How-to-Use</text:h>
      <text:p text:style-name="Text_20_body"><text:span text:style-name="T2"><text:tab/></text:span><text:span text:style-name="T4">redis 6379&gt;EVALSHA <text:s/>sha 1 key1 newval</text:span></text:p>
      <text:p text:style-name="P13"/>
      <text:h text:style-name="P18" text:outline-level="2">四. 取多个key, 然后对key的val排序</text:h>
      <text:p text:style-name="P12">说明:<text:tab/>RT. 返回结果从小到大.</text:p>
      <text:h text:style-name="P20" text:outline-level="3">1. Redis数据<text:tab/></text:h>
      <text:p text:style-name="P9"><text:tab/>redis 6379&gt; mset a 2 b 1 c 4 d 3 </text:p>
      <text:p text:style-name="P6"/>
      <text:h text:style-name="P20" text:outline-level="3">2. Lua Script</text:h>
      <text:p text:style-name="P10"><text:tab/><text:span text:style-name="T6">EVAL " </text:span></text:p>
      <text:p text:style-name="P11"><text:tab/>local vals </text:p>
      <text:p text:style-name="P11"><text:tab/>local ret </text:p>
      <text:p text:style-name="P11"><text:tab/>local cmp = function(a, b)<text:tab/><text:tab/><text:tab/>--比较函数</text:p>
      <text:p text:style-name="P11"><text:tab/><text:tab/>return tonumber(b) &gt; tonumber(a) end </text:p>
      <text:p text:style-name="P11"><text:tab/>for k,v in pairs(KEYS) do </text:p>
      <text:p text:style-name="P11"><text:tab/><text:tab/>if 0 == redis.call('EXISTS',v) then <text:tab/>--判断key是否存在</text:p>
      <text:p text:style-name="P11"><text:tab/><text:tab/><text:tab/>return {err='key ['..v..'] is not exist.'} </text:p>
      <text:p text:style-name="P11"><text:tab/><text:tab/>end </text:p>
      <text:p text:style-name="P11"><text:tab/><text:tab/>if nil == tonumber(redis.call('GET',v)) then <text:tab/>--判断key的val是否是数值</text:p>
      <text:p text:style-name="P11"><text:tab/><text:tab/><text:tab/>return {err='key ['..v..']\'val is not a number.'} </text:p>
      <text:p text:style-name="P11"><text:tab/><text:tab/>end </text:p>
      <text:p text:style-name="P11"><text:tab/>end</text:p>
      <text:p text:style-name="P11"><text:tab/>vals = redis.call('MGET',unpack(KEYS)) </text:p>
      <text:p text:style-name="P11"><text:tab/>table.sort(vals,cmp) <text:tab/><text:tab/><text:tab/><text:tab/>--排序</text:p>
      <text:p text:style-name="P11"><text:tab/>return vals</text:p>
      <text:p text:style-name="P11"><text:tab/>" </text:p>
      <text:p text:style-name="P11"><text:tab/>4 a b c d</text:p>
      <text:h text:style-name="P20" text:outline-level="3">3. How-to-Use</text:h>
      <text:p text:style-name="P15"><text:span text:style-name="T3"><text:tab/></text:span><text:span text:style-name="T5">redis 6379&gt;EVALSHA <text:s/>sha 4 a b c 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shunli </meta:initial-creator>
    <meta:creation-date>2013-05-11T11:01:23</meta:creation-date>
    <dc:date>2013-05-15T17:52:33</dc:date>
    <dc:creator>doushunli </dc:creator>
    <meta:editing-duration>PT2H22M33S</meta:editing-duration>
    <meta:editing-cycles>78</meta:editing-cycles>
    <meta:generator>OpenOffice.org/3.3$Unix OpenOffice.org_project/330m20$Build-9567</meta:generator>
    <meta:document-statistic meta:table-count="0" meta:image-count="0" meta:object-count="0" meta:page-count="3" meta:paragraph-count="84" meta:word-count="464" meta:character-count="2323"/>
  </office:meta>
</office:document-meta>
</file>